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sqlConnection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sqlConnection.setProperty( final String name ,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Connection.setMultipleResult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createQuery( final String type , final String queryString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7">
            <text:p text:style-name="Table_20_Contents">37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AbstractEsqlConnection.AbstractEsql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sqlConnection.ge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getMultipl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URL( final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AutoCommit( final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